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12_11-15-17_000.jpg</text:p>
          </table:table-cell>
          <table:table-cell table:style-name="ce22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4 E-139-34-49.6</text:p>
          </table:table-cell>
          <table:table-cell table:style-name="ce32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12_14-42-44_000.jpg</text:p>
          </table:table-cell>
          <table:table-cell table:style-name="ce22" office:value-type="string">
            <text:p>:bookmemo / 読んだ本 / 『皮膚のかゆみを解消する』 / 著者=小林美咲、監修</text:p>
          </table:table-cell>
          <table:table-cell table:style-name="ce3"/>
          <table:table-cell table:style-name="ce3"/>
          <table:table-cell table:style-name="ce3" office:value-type="string">
            <text:p>N-35-35-28.75 E-139-34-49.43</text:p>
          </table:table-cell>
          <table:table-cell table:style-name="ce32" table:formula="of:=IF([.E3]=&quot;&quot;;[.C3];CONCATENATE([.C3];&quot; / &quot;;[.E3]))" office:value-type="string" office:string-value=":bookmemo / 読んだ本 / 『皮膚のかゆみを解消する』 / 著者=小林美咲、監修">
            <text:p>:bookmemo / 読んだ本 / 『皮膚のかゆみを解消する』 / 著者=小林美咲、監修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2-12_15-46-03_000.jpg</text:p>
          </table:table-cell>
          <table:table-cell table:style-name="ce22" office:value-type="string">
            <text:p>:bookmemo / 読んだ本 / 『金が通貨になる』 / 著者=谷口智彦</text:p>
          </table:table-cell>
          <table:table-cell table:style-name="ce31"/>
          <table:table-cell table:style-name="ce3"/>
          <table:table-cell table:style-name="ce3" office:value-type="string">
            <text:p>N-35-35-28.94 E-139-34-49.32</text:p>
          </table:table-cell>
          <table:table-cell table:style-name="ce32" table:formula="of:=IF([.E4]=&quot;&quot;;[.C4];CONCATENATE([.C4];&quot; / &quot;;[.E4]))" office:value-type="string" office:string-value=":bookmemo / 読んだ本 / 『金が通貨になる』 / 著者=谷口智彦">
            <text:p>:bookmemo / 読んだ本 / 『金が通貨になる』 / 著者=谷口智彦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12_16-30-45_000.jpg</text:p>
          </table:table-cell>
          <table:table-cell table:style-name="ce22" office:value-type="string">
            <text:p>:m :i 1*1 / music / clarinet / 曲作り / 各モジュールの名前、命名法 / dip</text:p>
          </table:table-cell>
          <table:table-cell table:style-name="ce23"/>
          <table:table-cell table:style-name="ce3"/>
          <table:table-cell table:style-name="ce3" office:value-type="string">
            <text:p>N-35-35-28.4 E-139-34-49.87</text:p>
          </table:table-cell>
          <table:table-cell table:style-name="ce32" table:formula="of:=IF([.E5]=&quot;&quot;;[.C5];CONCATENATE([.C5];&quot; / &quot;;[.E5]))" office:value-type="string" office:string-value=":m :i 1*1 / music / clarinet / 曲作り / 各モジュールの名前、命名法 / dip">
            <text:p>:m :i 1*1 / music / clarinet / 曲作り / 各モジュールの名前、命名法 / dip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12_16-30-57_000.jpg</text:p>
          </table:table-cell>
          <table:table-cell table:style-name="ce22" office:value-type="string">
            <text:p>:m 1*1 RES / 245 / 『光合成の世界』　岩波洋造 / p.83</text:p>
          </table:table-cell>
          <table:table-cell table:style-name="ce23"/>
          <table:table-cell table:style-name="ce3"/>
          <table:table-cell table:style-name="ce3" office:value-type="string">
            <text:p>N-35-35-28.75 E-139-34-49.6</text:p>
          </table:table-cell>
          <table:table-cell table:style-name="ce32" table:formula="of:=IF([.E6]=&quot;&quot;;[.C6];CONCATENATE([.C6];&quot; / &quot;;[.E6]))" office:value-type="string" office:string-value=":m 1*1 RES / 245 / 『光合成の世界』　岩波洋造 / p.83">
            <text:p>:m 1*1 RES / 245 / 『光合成の世界』　岩波洋造 / p.83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12_17-31-03_000.jpg</text:p>
          </table:table-cell>
          <table:table-cell table:style-name="ce22" office:value-type="string">
            <text:p>:m music / log / cla / <text:s/>|| s.1:f-1,-,:t-2,-,t.80,-,-,- <text:s/>|| s.2:f-3,n,block-A,block-B,+,t.70,k.C,frase,R=1,2 <text:s/>|| s.3:f-2,rev,:t-1,seq=F-A,+,t.70,-,-,R=3</text:p>
          </table:table-cell>
          <table:table-cell table:style-name="ce14"/>
          <table:table-cell table:style-name="ce3"/>
          <table:table-cell table:style-name="ce3" office:value-type="string">
            <text:p>N-35-35-28.64 E-139-34-49.38</text:p>
          </table:table-cell>
          <table:table-cell table:style-name="ce32" table:formula="of:=IF([.E7]=&quot;&quot;;[.C7];CONCATENATE([.C7];&quot; / &quot;;[.E7]))" office:value-type="string" office:string-value=":m music / log / cla /  || s.1:f-1,-,:t-2,-,t.80,-,-,-  || s.2:f-3,n,block-A,block-B,+,t.70,k.C,frase,R=1,2  || s.3:f-2,rev,:t-1,seq=F-A,+,t.70,-,-,R=3">
            <text:p>:m music / log / cla / <text:s/>|| s.1:f-1,-,:t-2,-,t.80,-,-,- <text:s/>|| s.2:f-3,n,block-A,block-B,+,t.70,k.C,frase,R=1,2 <text:s/>|| s.3:f-2,rev,:t-1,seq=F-A,+,t.70,-,-,R=3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12_17-33-11_000.jpg</text:p>
          </table:table-cell>
          <table:table-cell table:style-name="ce16" office:value-type="string">
            <text:p>:m music / log / gt / memos-eigen / et-9a || p.1 / s.1:k.D,genre=arpeggio,tu=DADGAD,score+</text:p>
          </table:table-cell>
          <table:table-cell table:style-name="ce15"/>
          <table:table-cell table:style-name="ce3"/>
          <table:table-cell table:style-name="ce3" office:value-type="string">
            <text:p>N-35-35-28.46 E-139-34-49.65</text:p>
          </table:table-cell>
          <table:table-cell table:style-name="ce32" table:formula="of:=IF([.E8]=&quot;&quot;;[.C8];CONCATENATE([.C8];&quot; / &quot;;[.E8]))" office:value-type="string" office:string-value=":m music / log / gt / memos-eigen / et-9a || p.1 / s.1:k.D,genre=arpeggio,tu=DADGAD,score+">
            <text:p>:m music / log / gt / memos-eigen / et-9a || p.1 / s.1:k.D,genre=arpeggio,tu=DADGAD,score+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12_18-05-35_000.jpg</text:p>
          </table:table-cell>
          <table:table-cell table:style-name="ce17" office:value-type="string">
            <text:p>:m 1*1 RES / 245 / 『古典場から量子場への道』　高橋康 / p.142</text:p>
          </table:table-cell>
          <table:table-cell table:style-name="ce15"/>
          <table:table-cell table:style-name="ce3"/>
          <table:table-cell table:style-name="ce3" office:value-type="string">
            <text:p>N-35-35-28.72 E-139-34-49.38</text:p>
          </table:table-cell>
          <table:table-cell table:style-name="ce32" table:formula="of:=IF([.E9]=&quot;&quot;;[.C9];CONCATENATE([.C9];&quot; / &quot;;[.E9]))" office:value-type="string" office:string-value=":m 1*1 RES / 245 / 『古典場から量子場への道』　高橋康 / p.142">
            <text:p>:m 1*1 RES / 245 / 『古典場から量子場への道』　高橋康 / p.14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12_18-32-57_000.jpg</text:p>
          </table:table-cell>
          <table:table-cell table:style-name="ce17" office:value-type="string">
            <text:p>:m music / log / gt / || s.1:fs-1,fs,cp=D-A,+,t.65,k.D,fs,R=1</text:p>
          </table:table-cell>
          <table:table-cell table:style-name="ce15"/>
          <table:table-cell table:style-name="ce3"/>
          <table:table-cell table:style-name="ce3" office:value-type="string">
            <text:p>N-35-35-28.37 E-139-34-49.54</text:p>
          </table:table-cell>
          <table:table-cell table:style-name="ce32" table:formula="of:=IF([.E10]=&quot;&quot;;[.C10];CONCATENATE([.C10];&quot; / &quot;;[.E10]))" office:value-type="string" office:string-value=":m music / log / gt / || s.1:fs-1,fs,cp=D-A,+,t.65,k.D,fs,R=1">
            <text:p>:m music / log / gt / || s.1:fs-1,fs,cp=D-A,+,t.65,k.D,fs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12_20-52-52_000.jpg</text:p>
          </table:table-cell>
          <table:table-cell table:style-name="ce6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8.5 E-139-34-49.93</text:p>
          </table:table-cell>
          <table:table-cell table:style-name="ce32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13_06-08-08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 office:value-type="string">
            <text:p>N-35-35-28.31 E-139-34-49.0</text:p>
          </table:table-cell>
          <table:table-cell table:style-name="ce32" table:formula="of:=IF([.E12]=&quot;&quot;;[.C12];CONCATENATE([.C12];&quot; / &quot;;[.E12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4-03_15-57-54.m4a</text:p>
          </table:table-cell>
          <table:table-cell table:style-name="ce6" office:value-type="string">
            <text:p>:VOICE-MEMO / @自宅 / メモ / clarinet / 演奏、play / c-2018-0403-1 / exc.flow-passage,R=1</text:p>
          </table:table-cell>
          <table:table-cell table:style-name="ce17"/>
          <table:table-cell table:style-name="ce3"/>
          <table:table-cell table:style-name="ce3"/>
          <table:table-cell table:style-name="ce32" table:formula="of:=IF([.E13]=&quot;&quot;;[.C13];CONCATENATE([.C13];&quot; / &quot;;[.E13]))" office:value-type="string" office:string-value=":VOICE-MEMO / @自宅 / メモ / clarinet / 演奏、play / c-2018-0403-1 / exc.flow-passage,R=1">
            <text:p>:VOICE-MEMO / @自宅 / メモ / clarinet / 演奏、play / c-2018-0403-1 / exc.flow-passage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4-03_16-37-50.m4a</text:p>
          </table:table-cell>
          <table:table-cell table:style-name="ce6" office:value-type="string">
            <text:p>:VOICE-MEMO / @自宅 / メモ / clarinet / 演奏、play / c-2018-0403-2 / exc.fingering,R=2</text:p>
          </table:table-cell>
          <table:table-cell table:style-name="ce23"/>
          <table:table-cell table:style-name="ce3"/>
          <table:table-cell table:style-name="ce3"/>
          <table:table-cell table:style-name="ce32" table:formula="of:=IF([.E14]=&quot;&quot;;[.C14];CONCATENATE([.C14];&quot; / &quot;;[.E14]))" office:value-type="string" office:string-value=":VOICE-MEMO / @自宅 / メモ / clarinet / 演奏、play / c-2018-0403-2 / exc.fingering,R=2">
            <text:p>:VOICE-MEMO / @自宅 / メモ / clarinet / 演奏、play / c-2018-0403-2 / exc.fingering,R=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4-03_16-57-59.m4a</text:p>
          </table:table-cell>
          <table:table-cell table:style-name="ce6" office:value-type="string">
            <text:p>:VOICE-MEMO / @自宅 / メモ / clarinet / 演奏、play / c-2018-0403-3 / exc.speed-passage,k.C,t.90,R=3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VOICE-MEMO / @自宅 / メモ / clarinet / 演奏、play / c-2018-0403-3 / exc.speed-passage,k.C,t.90,R=3">
            <text:p>:VOICE-MEMO / @自宅 / メモ / clarinet / 演奏、play / c-2018-0403-3 / exc.speed-passage,k.C,t.90,R=3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4-05_17-08-02.m4a</text:p>
          </table:table-cell>
          <table:table-cell table:style-name="ce6" office:value-type="string">
            <text:p>:VOICE-MEMO / @自宅 / メモ / clarinet / 演奏、play / c-2018-0405-1 / exc.overtone-without-register-key,R=1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VOICE-MEMO / @自宅 / メモ / clarinet / 演奏、play / c-2018-0405-1 / exc.overtone-without-register-key,R=1">
            <text:p>:VOICE-MEMO / @自宅 / メモ / clarinet / 演奏、play / c-2018-0405-1 / exc.overtone-without-register-key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4-07_17-02-45.m4a</text:p>
          </table:table-cell>
          <table:table-cell table:style-name="ce6" office:value-type="string">
            <text:p>:VOICE-MEMO / @自宅 / メモ / clarinet / 演奏、play / c-2018-0407-1 / ??,summer-time</text:p>
          </table:table-cell>
          <table:table-cell table:style-name="ce16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VOICE-MEMO / @自宅 / メモ / clarinet / 演奏、play / c-2018-0407-1 / ??,summer-time">
            <text:p>:VOICE-MEMO / @自宅 / メモ / clarinet / 演奏、play / c-2018-0407-1 / ??,summer-time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4-11_17-22-47.m4a</text:p>
          </table:table-cell>
          <table:table-cell table:style-name="ce6" office:value-type="string">
            <text:p>:VOICE-MEMO / @自宅 / メモ / clarinet / 演奏、play / c-2018-0411-1 / exc.scale,R=1</text:p>
          </table:table-cell>
          <table:table-cell table:style-name="ce17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OICE-MEMO / @自宅 / メモ / clarinet / 演奏、play / c-2018-0411-1 / exc.scale,R=1">
            <text:p>:VOICE-MEMO / @自宅 / メモ / clarinet / 演奏、play / c-2018-0411-1 / exc.scale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12_17-14-56_000.mov</text:p>
          </table:table-cell>
          <table:table-cell table:style-name="ce6" office:value-type="string">
            <text:p>:VIDEO / @自宅 / メモ / clarinet / 演奏、play / c-2020-0212-1 / f-3,n,block-A,block-B,+,t.70,k.C,frase,R=1</text:p>
          </table:table-cell>
          <table:table-cell table:style-name="ce3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IDEO / @自宅 / メモ / clarinet / 演奏、play / c-2020-0212-1 / f-3,n,block-A,block-B,+,t.70,k.C,frase,R=1">
            <text:p>:VIDEO / @自宅 / メモ / clarinet / 演奏、play / c-2020-0212-1 / f-3,n,block-A,block-B,+,t.70,k.C,frase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12_17-17-20_000.mov</text:p>
          </table:table-cell>
          <table:table-cell table:style-name="ce6" office:value-type="string">
            <text:p>:VIDEO / @自宅 / メモ / clarinet / 演奏、play / c-2020-0212-2 / f-3,n,block-A,block-B,+,t.70,k.C,frase,R=2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VIDEO / @自宅 / メモ / clarinet / 演奏、play / c-2020-0212-2 / f-3,n,block-A,block-B,+,t.70,k.C,frase,R=2">
            <text:p>:VIDEO / @自宅 / メモ / clarinet / 演奏、play / c-2020-0212-2 / f-3,n,block-A,block-B,+,t.70,k.C,frase,R=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12_17-20-14_000.mov</text:p>
          </table:table-cell>
          <table:table-cell table:style-name="ce6" office:value-type="string">
            <text:p>:VIDEO / @自宅 / メモ / clarinet / 演奏、play / c-2020-0212-3 / f-2,rev,:t-1,seq=F-A,+,t.70,-,-,R=3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VIDEO / @自宅 / メモ / clarinet / 演奏、play / c-2020-0212-3 / f-2,rev,:t-1,seq=F-A,+,t.70,-,-,R=3">
            <text:p>:VIDEO / @自宅 / メモ / clarinet / 演奏、play / c-2020-0212-3 / f-2,rev,:t-1,seq=F-A,+,t.70,-,-,R=3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12_18-26-22_000.mov</text:p>
          </table:table-cell>
          <table:table-cell table:style-name="ce6" office:value-type="string">
            <text:p>:VIDEO / @自宅 / メモ / guitar,gt / 演奏、play / g-2020-0212-1 / fs-1,fs,cp=D-A,+,t.65,k.D,fs,R=1</text:p>
          </table:table-cell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string" office:string-value=":VIDEO / @自宅 / メモ / guitar,gt / 演奏、play / g-2020-0212-1 / fs-1,fs,cp=D-A,+,t.65,k.D,fs,R=1">
            <text:p>:VIDEO / @自宅 / メモ / guitar,gt / 演奏、play / g-2020-0212-1 / fs-1,fs,cp=D-A,+,t.65,k.D,fs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4">
            <text:p>24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2">
            <text:p>22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2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2])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2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2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2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2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2];[.B2271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2];[.B227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2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62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 table:number-rows-repeated="1952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630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3">2020/02/13</text:date>, <text:time>09:23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13T09:23:18.46</dc:date>
    <dc:creator>iwabuchi ken</dc:creator>
    <meta:editing-duration>P17DT11H57M56S</meta:editing-duration>
    <meta:editing-cycles>6925</meta:editing-cycles>
    <meta:document-statistic meta:table-count="1" meta:cell-count="763" meta:object-count="0"/>
  </office:meta>
</office:document-meta>
</file>